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LuaGetTempDir</text:p>
          </table:table-cell>
          <table:table-cell table:style-name="Tabel1.A2" office:value-type="string">
            <text:p text:style-name="Table_20_Contents">Failed to create temporary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RadioButton::EnabledButton?</text:p>
          </table:table-cell>
          <table:table-cell table:style-name="Tabel1.A2" office:value-type="string">
            <text:p text:style-name="Table_20_Contents">No enabled buttons</text:p>
          </table:table-cell>
          <table:table-cell table:style-name="Tabel1.C2" office:value-type="string">
            <text:p text:style-name="Table_20_Contents">fltk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ception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CluaRadioButton::EnabledButton?, CbaseInstall::LuaGetTempDir, 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20T21:11:55</dc:date>
    <dc:language>nl-NL</dc:language>
    <meta:editing-cycles>42</meta:editing-cycles>
    <meta:editing-duration>P1DT7H8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22" meta:word-count="304" meta:character-count="2271"/>
  </office:meta>
</office:document-meta>
</file>